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5"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6"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7" style:family="paragraph" style:parent-style-name="Table_20_Contents">
      <style:paragraph-properties fo:text-align="justify" style:justify-single-word="false" fo:background-color="transparent" style:shadow="none">
        <style:background-image/>
      </style:paragraph-properties>
    </style:style>
    <style:style style:name="P8" style:family="paragraph" style:parent-style-name="Table_20_Contents">
      <style:paragraph-properties fo:text-align="start" style:justify-single-word="false" fo:background-color="transparent" style:shadow="none">
        <style:background-image/>
      </style:paragraph-properties>
    </style:style>
    <style:style style:name="P9" style:family="paragraph" style:parent-style-name="Table_20_Contents">
      <style:paragraph-properties fo:text-align="justify" style:justify-single-word="false"/>
    </style:style>
    <style:style style:name="P10"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1" style:family="paragraph" style:parent-style-name="WW-Encabezado_20_del_20_índice">
      <style:paragraph-properties fo:margin-top="0.423cm" fo:margin-bottom="0.212cm"/>
    </style:style>
    <style:style style:name="P12" style:family="paragraph" style:parent-style-name="Heading_20_1">
      <style:paragraph-properties fo:break-before="page"/>
    </style:style>
    <style:style style:name="P13"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
      <text:p text:style-name="P2"/>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text:title>Mundo friki</text:title></text:p>
      <text:p text:style-name="P5"><text:subject>Traducción de Textos</text:subject></text:p>
      <text:p text:style-name="P6">Curso 2007/2008</text:p>
      <text:p text:style-name="P4"/>
      <text:p text:style-name="P4"/>
      <text:p text:style-name="P4"/>
      <text:p text:style-name="P4"/>
      <text:p text:style-name="P4"/>
      <text:p text:style-name="P4"/>
      <table:table table:name="Versiones" table:style-name="Versiones">
        <table:table-column table:style-name="Versiones.A"/>
        <table:table-column table:style-name="Versiones.B"/>
        <table:table-row>
          <table:table-cell table:style-name="Versiones.A1" office:value-type="string">
            <text:p text:style-name="P7">Versión</text:p>
          </table:table-cell>
          <table:table-cell table:style-name="Versiones.B1" office:value-type="string">
            <text:p text:style-name="P9">Cambio</text:p>
          </table:table-cell>
        </table:table-row>
        <table:table-row>
          <table:table-cell table:style-name="Versiones.A2" office:value-type="string">
            <text:p text:style-name="P7"><text:user-defined text:name="Versión">0.1</text:user-defined></text:p>
          </table:table-cell>
          <table:table-cell table:style-name="Versiones.B2" office:value-type="string">
            <text:p text:style-name="P9">Traduciendo el primer párrafo</text:p>
          </table:table-cell>
        </table:table-row>
        <table:table-row>
          <table:table-cell table:style-name="Versiones.A3" office:value-type="string">
            <text:p text:style-name="P8"/>
          </table:table-cell>
          <table:table-cell table:style-name="Versiones.B2" office:value-type="string">
            <text:p text:style-name="P9"/>
          </table:table-cell>
        </table:table-row>
        <table:table-row>
          <table:table-cell table:style-name="Versiones.A2" office:value-type="string">
            <text:p text:style-name="P8"/>
          </table:table-cell>
          <table:table-cell table:style-name="Versiones.B2" office:value-type="string">
            <text:p text:style-name="P9"/>
          </table:table-cell>
        </table:table-row>
      </table:table>
      <text:p text:style-name="P4"/>
      <text:p text:style-name="P10">Autor:</text:p>
      <text:p text:style-name="P10"><text:user-defined text:name="Autor">Rubén Paje del Pino</text:user-defined></text:p>
      <text:p text:style-name="P10"/>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5">1. Traducción del texto<text:tab/>3</text:p>
          <text:p text:style-name="P16">1.1 Primer párrafo (corregido el -)<text:tab/>3</text:p>
          <text:p text:style-name="P16">1.2 Segundo párrafo (corregido el -)<text:tab/>3</text:p>
          <text:p text:style-name="P16">1.3 Tercer párrafo (corregido el -)<text:tab/>3</text:p>
          <text:p text:style-name="P16">1.4 Cuarto párrafo (sin corregir)<text:tab/>3</text:p>
          <text:p text:style-name="P16">1.5 Quinto párrafo (sin corregir)<text:tab/>3</text:p>
          <text:p text:style-name="P15">2. Explicación a algunas de las traducciones más complicadas<text:tab/>3</text:p>
        </text:index-body>
      </text:table-of-content>
      <text:p text:style-name="P11"/>
      <text:section text:style-name="Sect4" text:name="Área2">
        <text:h text:style-name="P12" text:outline-level="1">1. Traducción del texto</text:h>
        <text:h text:style-name="Heading_20_2" text:outline-level="2">1.1 Primer párrafo (corregido el -)</text:h>
        <text:p text:style-name="P4">Estás controlado</text:p>
        <text:p text:style-name="P4">Son baratos, pequeños y están por todas partes, pero ¿son buenos para la humanidad los chips RFID?</text:p>
        <text:p text:style-name="P4"/>
        <text:h text:style-name="P13" text:outline-level="2">1.2 Segundo párrafo (corregido el -)</text:h>
        <text:p text:style-name="P4">Es posible que nunca haya visto ninguna etiqueta RFID pero es posible que haya una a menos de 5 metros de usted. <text:s/>Una etiqueta RFID - que significa identificación por radio frecuencia - es un dispositivo diminuto formado por un pequeño chip conectado a una pequeña antena. El chip no es muy avanzado, pero no tiene porqué serlo</text:p>
        <text:p text:style-name="P4"/>
        <text:h text:style-name="P13" text:outline-level="2">1.3 Tercer párrafo (corregido el -)</text:h>
        <text:p text:style-name="P4"/>
        <text:p text:style-name="P4"/>
        <text:h text:style-name="P13" text:outline-level="2">1.4 Cuarto párrafo (sin corregir)</text:h>
        <text:p text:style-name="P4"/>
        <text:p text:style-name="P4"/>
        <text:h text:style-name="P13" text:outline-level="2">1.5 Quinto párrafo (sin corregir)</text:h>
        <text:p text:style-name="P4">Cuanto más baratas se vuelvan las etiquetas más se verán en más sitio. Pero personalmente pienso que el futuro será peor, en el cual la tendencia será que tengamos implantes RFID hara <text:s/>que nos englobe en una loca red social. ¿Qué diría si toda la información de tu perfil en Facebook fuera puesta dentro de un enano chip como los RFID empotrado en la yema de su pulgar? Tu móvil con un RFID incorporado puede recordar por donde andastes a través de cualquiera a dos grados o menos de ti, quien ha tenido su novela favorita o a quien le gusta jugar al Scrabble o cuando no hizo nada después. ¿Pesadilla o utopía? Usted decide e investigue sobre los RFID - o una hoja de aluminio - por consiguiente.</text:p>
        <text:p text:style-name="P4"/>
        <text:p text:style-name="P4"/>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ext:soft-page-break/>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P14"/>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P14"/>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master-page-name="">
      <style:paragraph-properties fo:text-align="center" style:justify-single-word="false" style:page-number="auto" fo:background-color="transparent" style:shadow="none" text:number-lines="false" text:line-number="0">
        <style:tab-stops>
          <style:tab-stop style:position="8.498cm" style:type="center"/>
          <style:tab-stop style:position="16.999cm" style:type="right"/>
        </style:tab-stops>
        <style:background-image/>
      </style:paragraph-properties>
      <style:text-properties fo:color="#666666"/>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Header"><text:span text:style-name="T1">Título: </text:span><text:span text:style-name="T1"><text:title>Mundo friki</text:title></text:span></text:p>
          <text:p text:style-name="Header"><text:span text:style-name="T1">Tema: </text:span><text:span text:style-name="T1"><text:subject>Traducción de Textos</text:subject></text:span></text:p>
          <text:p text:style-name="Header"><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7</text:user-defined></text:span></text:p>
          <text:p text:style-name="P1">Última revisión:<text:user-defined text:name="Última Revisión">7-XI-07</text:user-defined></text:p>
          <text:p text:style-name="P1">Versión: <text:user-defined text:name="Versión">0.1</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Mundo friki</dc:title>
    <dc:description>Mundo friki, nerd, times</dc:description>
    <dc:subject>Traducción de Textos</dc:subject>
    <dc:date>2007-11-12T02:50:08</dc:date>
    <meta:print-date>2007-11-04T20:47:53</meta:print-date>
    <meta:keyword>Mundo friki</meta:keyword>
    <meta:keyword>Rosario Plaza</meta:keyword>
    <meta:keyword>rplaza@fi.upm.es</meta:keyword>
    <meta:editing-cycles>301</meta:editing-cycles>
    <meta:editing-duration>PT21H32M3S</meta:editing-duration>
    <meta:user-defined meta:name="Autor">Rubén Paje del Pino</meta:user-defined>
    <meta:user-defined meta:name="Versión">0.1</meta:user-defined>
    <meta:user-defined meta:name="Texto">7</meta:user-defined>
    <meta:user-defined meta:name="Última Revisión">7-XI-07</meta:user-defined>
    <meta:document-statistic meta:table-count="2" meta:image-count="0" meta:object-count="0" meta:page-count="4" meta:paragraph-count="38" meta:word-count="315" meta:character-count="1874"/>
  </office:meta>
</office:document-meta>
</file>